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DeleteAction.processRow( Map objectModel , Connection conn , PreparedStatement statement , String outputMode , Configuration table , CacheHelper queryData , Object [ ] [ ] columnValues , int rowIndex , Map resul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baseDeleteAction.getQuery( Configuration table , Map modeTypes , Map defaultMode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abaseDeleteAction.selectMode( boolean isAutoIncrement , Map m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aseDeleteAction.honourAutoIncr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baseDeleteAction.getColumnValues( Configuration tableConf , CacheHelper queryData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